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T1" style:family="text">
      <style:text-properties officeooo:rsid="00111e2b"/>
    </style:style>
    <style:style style:name="T2" style:family="text">
      <style:text-properties officeooo:rsid="001473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num(int32_t<text:span text:style-name="T1">)</text:span></text:p>
      <text:p text:style-name="P1"><text:tab/>輸入一個32bit的整數，此<text:span text:style-name="T1">function會確認這個數字是否符合Bulls and Cows遊戲的規定，若合法會</text:span><text:span text:style-name="T2">return </text:span><text:span text:style-name="T1">1，若不合法會</text:span><text:span text:style-name="T2">return </text:span><text:span text:style-name="T1">0</text:span></text:p>
      <text:p text:style-name="P1"/>
      <text:p text:style-name="P1">checkans(int32_t *,int32_t)</text:p>
      <text:p text:style-name="P1"><text:tab/>第一個變數輸入的是一個含有遊戲答案並且只有4個元素的陣列，第二個變數輸入的是使用者猜測的合法數字，在<text:span text:style-name="T2">function中會輸出猜測的數字是幾A幾B，當猜測的數字等於答案會return 1，若不正確會return 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6T14:17:02.082007649</meta:creation-date>
    <dc:date>2020-11-26T14:43:59.954135853</dc:date>
    <meta:editing-duration>PT6M37S</meta:editing-duration>
    <meta:editing-cycles>1</meta:editing-cycles>
    <meta:document-statistic meta:table-count="0" meta:image-count="0" meta:object-count="0" meta:page-count="1" meta:paragraph-count="4" meta:word-count="135" meta:character-count="231" meta:non-whitespace-character-count="222"/>
    <meta:generator>LibreOffice/7.0.2.2$Linux_X86_64 LibreOffice_project/00$Build-2</meta:generator>
  </office:meta>
</office:document-meta>
</file>